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/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/>
      <text:p text:style-name="P4">how and when do events die? They are clearly hanging around</text:p>
      <text:p text:style-name="Standard"><text:tab/>check every day for events that have ended? Keep around for a day or so?</text:p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3">Work on Preferences</text:p>
      <text:p text:style-name="P3"><text:tab/> associate options with status info to store</text:p>
      <text:p text:style-name="P3"><text:tab/>set default</text:p>
      <text:p text:style-name="P3"><text:tab/>pull stored info</text:p>
      <text:p text:style-name="P3"><text:tab/>display on availability page</text:p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oft-page-break/><text:s/>USE_TZ = True </text:p>
      <text:p text:style-name="Standard">TIME_ZONE = 'America/New_York' # Replace with your desired default time zone </text:p>
      <text:p text:style-name="Standard"/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5T10:34:12.60</dc:date>
    <dc:creator>Trevor Pierson</dc:creator>
    <meta:editing-duration>P5DT11H46M41S</meta:editing-duration>
    <meta:editing-cycles>86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340" meta:character-count="2211"/>
  </office:meta>
</office:document-meta>
</file>